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search-criteria-must-apply-to-whole-cell="false" table:automatic-find-labels="false"/>
      <table:table table:name="outputM1_FALCON" table:style-name="ta1">
        <table:shapes>
          <draw:frame draw:z-index="0" draw:style-name="gr1" draw:text-style-name="P1" svg:width="27.715cm" svg:height="14.648cm" svg:x="15.968cm" svg:y="0.081cm">
            <draw:object draw:notify-on-update-of-ranges="outputM1_FALCON.A2:outputM1_FALCON.A77 outputM1_FALCON.A1:outputM1_FALCON.A1 outputM1_FALCON.A2:outputM1_FALCON.A77 outputM1_FALCON.B1:outputM1_FALCON.B1 outputM1_FALCON.B2:outputM1_FALCON.B77 outputM1_FALCON.C1:outputM1_FALCON.C1 outputM1_FALCON.C2:outputM1_FALCON.C77 outputM1_FALCON.D1:outputM1_FALCON.D1 outputM1_FALCON.D2:outputM1_FALCON.D77 outputM1_FALCON.E1:outputM1_FALCON.E1 outputM1_FALCON.E2:outputM1_FALCON.E77 outputM1_FALCON.F1:outputM1_FALCON.F1 outputM1_FALCON.F2:outputM1_FALCON.F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Fixed issues</text:p>
          </table:table-cell>
          <table:table-cell office:value-type="string" calcext:value-type="string">
            <text:p>Number of commits</text:p>
          </table:table-cell>
          <table:table-cell office:value-type="string" calcext:value-type="string">
            <text:p>Version Released</text:p>
          </table:table-cell>
          <table:table-cell office:value-type="string" calcext:value-type="string">
            <text:p>Centerline</text:p>
          </table:table-cell>
          <table:table-cell office:value-type="string" calcext:value-type="string">
            <text:p>Upper Control Limit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Deviazi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20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J2]" office:value-type="float" office:value="21.4342105263158" calcext:value-type="float">
            <text:p>21,4342105263158</text:p>
          </table:table-cell>
          <table:table-cell table:formula="of:= [.J2] + 3*STDEV([.B1:.B1000])" office:value-type="float" office:value="92.2059600194277" calcext:value-type="float">
            <text:p>92,2059600194277</text:p>
          </table:table-cell>
          <table:table-cell office:value-type="float" office:value="92.20596002" calcext:value-type="float">
            <text:p>92,20596002</text:p>
          </table:table-cell>
          <table:table-cell table:number-columns-repeated="2"/>
          <table:table-cell table:formula="of:=AVERAGE([.B2:.B1000])" office:value-type="float" office:value="21.4342105263158" calcext:value-type="float">
            <text:p>21,4342105263158</text:p>
          </table:table-cell>
          <table:table-cell table:formula="of:=STDEV([.B1:.B1000])" office:value-type="float" office:value="23.5905831643706" calcext:value-type="float">
            <text:p>23,5905831643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201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20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/201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/201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/201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/201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/2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/20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/20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20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20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/20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2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20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/20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/20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/201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/201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/20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/20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/20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20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201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/20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20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20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/20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/2014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/201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/20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/20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/201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/201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201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201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/201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2015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2015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/201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/2015</text:p>
          </table:table-cell>
          <table:table-cell table:number-columns-repeated="2" office:value-type="float" office:value="46" calcext:value-type="float">
            <text:p>4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/20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/201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/20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/201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/201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201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20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/20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201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20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/20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/201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/2016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/2016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/201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/20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/2016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201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2016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/2016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2017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2017</text:p>
          </table:table-cell>
          <table:table-cell table:number-columns-repeated="2" office:value-type="float" office:value="29" calcext:value-type="float">
            <text:p>2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/2017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/20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/201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/20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/20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20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2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/20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/20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/20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/201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/201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1.43421053" calcext:value-type="float">
            <text:p>21,43421053</text:p>
          </table:table-cell>
          <table:table-cell office:value-type="float" office:value="92.20596002" calcext:value-type="float">
            <text:p>92,20596002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09:56:24.22809499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7T10:20:15.878203429</dc:date>
    <dc:creator>Salvatore Foderaro</dc:creator>
    <meta:editing-duration>PT30M13S</meta:editing-duration>
    <meta:editing-cycles>2</meta:editing-cycles>
    <meta:generator>LibreOffice/6.4.3.2$Linux_X86_64 LibreOffice_project/40$Build-2</meta:generator>
    <meta:document-statistic meta:table-count="1" meta:cell-count="4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ouble_20_Dot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ouble_20_Dot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16cm" svg:height="14.649cm" xlink:href=".." xlink:type="simple" chart:class="chart:line" chart:column-mapping="0 1 2 3 4" chart:style-name="ch1">
        <chart:legend chart:legend-position="end" svg:x="22.371cm" svg:y="4.528cm" style:legend-expansion="custom" chartooo:width="5.197cm" chartooo:height="4.804cm" style:legend-expansion-aspect-ratio="1.08180682764363" chart:style-name="ch2"/>
        <chart:plot-area chart:style-name="ch3" table:cell-range-address="outputM1_FALCON.A1:outputM1_FALCON.F77" chart:data-source-has-labels="both" svg:x="0.251cm" svg:y="0.093cm" svg:width="22.12cm" svg:height="14.54cm">
          <chartooo:coordinate-region svg:x="1.254cm" svg:y="0.292cm" svg:width="21.117cm" svg:height="12.95cm"/>
          <chart:axis chart:dimension="x" chart:name="primary-x" chart:style-name="ch4" chartooo:axis-type="auto">
            <chartooo:date-scale/>
            <chart:categories table:cell-range-address="outputM1_FALCON.A2:outputM1_FALCON.A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M1_FALCON.A2:outputM1_FALCON.A77" chart:label-cell-address="outputM1_FALCON.A1:outputM1_FALCON.A1" chart:class="chart:line">
            <chart:data-point chart:repeated="76"/>
          </chart:series>
          <chart:series chart:style-name="ch7" chart:values-cell-range-address="outputM1_FALCON.B2:outputM1_FALCON.B77" chart:label-cell-address="outputM1_FALCON.B1:outputM1_FALCON.B1" chart:class="chart:line">
            <chart:data-point chart:repeated="76"/>
          </chart:series>
          <chart:series chart:style-name="ch8" chart:values-cell-range-address="outputM1_FALCON.C2:outputM1_FALCON.C77" chart:label-cell-address="outputM1_FALCON.C1:outputM1_FALCON.C1" chart:class="chart:line">
            <chart:data-point chart:repeated="76"/>
          </chart:series>
          <chart:series chart:style-name="ch9" chart:values-cell-range-address="outputM1_FALCON.D2:outputM1_FALCON.D77" chart:label-cell-address="outputM1_FALCON.D1:outputM1_FALCON.D1" chart:class="chart:line">
            <chart:data-point chart:repeated="76"/>
          </chart:series>
          <chart:series chart:style-name="ch10" chart:values-cell-range-address="outputM1_FALCON.E2:outputM1_FALCON.E77" chart:label-cell-address="outputM1_FALCON.E1:outputM1_FALCON.E1" chart:class="chart:line">
            <chart:data-point chart:repeated="76"/>
          </chart:series>
          <chart:series chart:style-name="ch11" chart:values-cell-range-address="outputM1_FALCON.F2:outputM1_FALCON.F77" chart:label-cell-address="outputM1_FALCON.F1:outputM1_FALCON.F1" chart:class="chart:line">
            <chart:data-point chart:repeated="14"/>
            <chart:data-point chart:style-name="ch12"/>
            <chart:data-point chart:repeated="46"/>
            <chart:data-point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th</text:p>
                <draw:g>
                  <svg:desc>outputM1_FALCON.A1:outputM1_FALCON.A1</svg:desc>
                </draw:g>
              </table:table-cell>
              <table:table-cell office:value-type="string">
                <text:p>Fixed issues</text:p>
                <draw:g>
                  <svg:desc>outputM1_FALCON.B1:outputM1_FALCON.B1</svg:desc>
                </draw:g>
              </table:table-cell>
              <table:table-cell office:value-type="string">
                <text:p>Number of commits</text:p>
                <draw:g>
                  <svg:desc>outputM1_FALCON.C1:outputM1_FALCON.C1</svg:desc>
                </draw:g>
              </table:table-cell>
              <table:table-cell office:value-type="string">
                <text:p>Version Released</text:p>
                <draw:g>
                  <svg:desc>outputM1_FALCON.D1:outputM1_FALCON.D1</svg:desc>
                </draw:g>
              </table:table-cell>
              <table:table-cell office:value-type="string">
                <text:p>Centerline</text:p>
                <draw:g>
                  <svg:desc>outputM1_FALCON.E1:outputM1_FALCON.E1</svg:desc>
                </draw:g>
              </table:table-cell>
              <table:table-cell office:value-type="string">
                <text:p>Upper Control Limit</text:p>
                <draw:g>
                  <svg:desc>outputM1_FALCON.F1:outputM1_FALC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2011</text:p>
                <draw:g>
                  <svg:desc>outputM1_FALCON.A2:outputM1_FALCON.A77</svg:desc>
                </draw:g>
              </table:table-cell>
              <table:table-cell office:value-type="float" office:value="NaN">
                <text:p>NaN</text:p>
                <draw:g>
                  <svg:desc>outputM1_FALCON.A2:outputM1_FALCON.A77</svg:desc>
                </draw:g>
              </table:table-cell>
              <table:table-cell office:value-type="float" office:value="0">
                <text:p>0</text:p>
                <draw:g>
                  <svg:desc>outputM1_FALCON.B2:outputM1_FALCON.B77</svg:desc>
                </draw:g>
              </table:table-cell>
              <table:table-cell office:value-type="float" office:value="29">
                <text:p>29</text:p>
                <draw:g>
                  <svg:desc>outputM1_FALCON.C2:outputM1_FALCON.C77</svg:desc>
                </draw:g>
              </table:table-cell>
              <table:table-cell office:value-type="float" office:value="NaN">
                <text:p>NaN</text:p>
                <draw:g>
                  <svg:desc>outputM1_FALCON.D2:outputM1_FALCON.D77</svg:desc>
                </draw:g>
              </table:table-cell>
              <table:table-cell office:value-type="float" office:value="21.4342105263158">
                <text:p>21.4342105263158</text:p>
                <draw:g>
                  <svg:desc>outputM1_FALCON.E2:outputM1_FALCON.E77</svg:desc>
                </draw:g>
              </table:table-cell>
              <table:table-cell office:value-type="float" office:value="92.2059600194277">
                <text:p>92.2059600194277</text:p>
                <draw:g>
                  <svg:desc>outputM1_FALCON.F2:outputM1_FALCON.F77</svg:desc>
                </draw:g>
              </table:table-cell>
            </table:table-row>
            <table:table-row>
              <table:table-cell office:value-type="string">
                <text:p>12/20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4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4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4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4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4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4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5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5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5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5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5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5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5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5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6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6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4">
                <text:p>94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5/201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6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7/2016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6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2/201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7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6/201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9/201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0/201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1/20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1/201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2/201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3/201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4/201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  <table:table-row>
              <table:table-cell office:value-type="string">
                <text:p>8/201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.43421053">
                <text:p>21.43421053</text:p>
              </table:table-cell>
              <table:table-cell office:value-type="float" office:value="92.20596002">
                <text:p>92.20596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ine_20_with_20_Fine_20_Dots" draw:display-name="Line with Fine Dots" draw:style="rect" draw:dots1="1" draw:dots1-length="2.007cm" draw:dots2="10" draw:distance="0.152cm"/>
  </office:styles>
</office:document-styles>
</file>